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objectwithoutfill">
      <style:graphic-properties draw:marker-end="Arrow" draw:marker-end-width="0.3cm" svg:stroke-linecap="round" draw:fill="none" draw:textarea-horizontal-align="center" draw:textarea-vertical-align="middle"/>
    </style:style>
    <style:style style:name="gr6" style:family="graphic" style:parent-style-name="objectwithoutfill">
      <style:graphic-properties draw:stroke="none" draw:fill="none" fo:min-height="0.391cm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measurelines" svg:width="3.5cm" svg:height="3.5cm" svg:x="12.5cm" svg:y="16.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draw:layer="measurelines" svg:width="8cm" svg:height="1.5cm" svg:x="1.5cm" svg:y="2cm">
          <text:p text:style-name="P2"><text:span text:style-name="T1">Кнопка нажата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draw:layer="measurelines" svg:width="6cm" svg:height="1cm" svg:x="2.4cm" svg:y="4.5cm">
          <text:p text:style-name="P1"><text:span text:style-name="T1">Обработка нажати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1" draw:layer="measurelines" svg:x1="5.5cm" svg:y1="3.5cm" svg:x2="5.5cm" svg:y2="4.5cm">
          <text:p/>
        </draw:line>
        <draw:rect draw:style-name="gr4" draw:text-style-name="P3" draw:layer="measurelines" svg:width="1cm" svg:height="0.5cm" svg:x="5.5cm" svg:y="3.5cm">
          <text:p text:style-name="P1"><text:span text:style-name="T2">Да</text:span></text:p>
        </draw:rect>
        <draw:line draw:style-name="gr5" draw:text-style-name="P1" draw:layer="measurelines" svg:x1="9.5cm" svg:y1="2.8cm" svg:x2="11cm" svg:y2="2.8cm">
          <text:p/>
        </draw:line>
        <draw:frame draw:style-name="gr6" draw:text-style-name="P3" draw:layer="measurelines" svg:width="1.099cm" svg:height="0.641cm" svg:x="6.026cm" svg:y="4.734cm">
          <draw:text-box>
            <text:p text:style-name="P3"><text:span text:style-name="T2">Нет</text:span></text:p>
          </draw:text-box>
        </draw:frame>
        <draw:rect draw:style-name="gr4" draw:text-style-name="P4" draw:layer="measurelines" svg:width="1cm" svg:height="0.5cm" svg:x="9.5cm" svg:y="3cm">
          <text:p text:style-name="P4"><text:span text:style-name="T3">Нет</text:span></text:p>
        </draw:rect>
        <draw:rect draw:style-name="gr4" draw:text-style-name="P3" draw:layer="measurelines" svg:width="1cm" svg:height="0.5cm" svg:x="5.5cm" svg:y="3.5cm">
          <text:p text:style-name="P1"><text:span text:style-name="T2">Да</text:span></text:p>
        </draw:rect>
        <draw:line draw:style-name="gr7" draw:text-style-name="P1" draw:layer="measurelines" svg:x1="11cm" svg:y1="3cm" svg:x2="11cm" svg:y2="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48M30S</meta:editing-duration>
    <meta:editing-cycles>4</meta:editing-cycles>
    <meta:generator>OpenOffice/4.1.8$Win32 OpenOffice.org_project/418m3$Build-9803</meta:generator>
    <dc:date>2022-05-06T13:10:22.74</dc:date>
    <dc:creator>Serg Kab</dc:creator>
    <meta:document-statistic meta:object-count="10"/>
  </office:meta>
</office:document-meta>
</file>